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fo:font-size="12pt" style:font-size-asian="12pt" style:font-size-complex="12pt"/>
    </style:style>
    <style:style style:name="P2" style:parent-style-name="Normal" style:family="paragraph">
      <style:paragraph-properties fo:text-align="center"/>
      <style:text-properties fo:font-weight="bold" style:font-weight-asian="bold" style:font-weight-complex="bold" fo:font-size="12pt" style:font-size-asian="12pt" style:font-size-complex="12pt"/>
    </style:style>
    <style:style style:name="P3" style:parent-style-name="Normal" style:family="paragraph">
      <style:text-properties fo:font-weight="bold" style:font-weight-asian="bold" style:font-weight-complex="bold" fo:font-size="12pt" style:font-size-asian="12pt" style:font-size-complex="12pt"/>
    </style:style>
    <style:style style:name="P4" style:parent-style-name="Normal" style:family="paragraph">
      <style:text-properties fo:font-weight="bold" style:font-weight-asian="bold" style:font-weight-complex="bold" fo:font-size="12pt" style:font-size-asian="12pt" style:font-size-complex="12pt"/>
    </style:style>
    <style:style style:name="P5" style:parent-style-name="Normal" style:family="paragraph">
      <style:text-properties fo:font-weight="bold" style:font-weight-asian="bold" style:font-weight-complex="bold" fo:font-size="12pt" style:font-size-asian="12pt" style:font-size-complex="12pt"/>
    </style:style>
    <style:style style:name="P6" style:parent-style-name="Normal" style:family="paragraph">
      <style:text-properties fo:font-weight="bold" style:font-weight-asian="bold" style:font-weight-complex="bold" fo:font-size="12pt" style:font-size-asian="12pt" style:font-size-complex="12pt"/>
    </style:style>
    <style:style style:name="P7" style:parent-style-name="Normal" style:family="paragraph">
      <style:text-properties fo:font-weight="bold" style:font-weight-asian="bold" style:font-weight-complex="bold" fo:font-size="12pt" style:font-size-asian="12pt" style:font-size-complex="12pt"/>
    </style:style>
    <style:style style:name="P8" style:parent-style-name="Normal" style:family="paragraph">
      <style:text-properties fo:font-weight="bold" style:font-weight-asian="bold" style:font-weight-complex="bold" fo:font-size="12pt" style:font-size-asian="12pt" style:font-size-complex="12pt"/>
    </style:style>
    <style:style style:name="P9" style:parent-style-name="Normal" style:family="paragraph">
      <style:text-properties fo:font-weight="bold" style:font-weight-asian="bold" style:font-weight-complex="bold" fo:font-size="12pt" style:font-size-asian="12pt" style:font-size-complex="12pt"/>
    </style:style>
  </office:automatic-styles>
  <office:body>
    <office:text text:use-soft-page-breaks="true">
      <text:p text:style-name="P1">Interview II – Thomas</text:p>
      <text:p text:style-name="P2">Mme Catherine – 8x ans – Retraitée – 1 enfant – CSP+</text:p>
      <text:p text:style-name="P3">Quand avez-vous eu besoin de prévoir un itinéraire pour la dernière fois ?<text:s/></text:p>
      <text:p text:style-name="Normal">Pour aller au bridge, en effet j’ai découvert le Club Seniors Roquette il y a peu et c’est autour d’une table de bridge que j’ai entendu parler des formations en informatique. Mon fils me tanne pour que je m’y mette mais j’y suis réfractaire. A mon grand âge je n’ai pas envie de m’enquiquiner avec tout ça et en plus ça abime les yeux.<text:s/></text:p>
      <text:p text:style-name="P4">Avez-vous prévu l’itinéraire en amont ?<text:s/></text:p>
      <text:p text:style-name="Normal">Oui, je n’ai pas réussi sur l’ordinateur, mon fils m’avait dit d’aller sur google et de taper l’endroit mais je me suis perdu, il y avait trop de trucs sur l’écran. J’ai essayé de cliquer partout mais ça m’a affiché des images du lieu, donc j’ai éteint l’ordinateur et j’ai appelé une amie avec mon fixe pour qu’elle m’explique comment faire pour y aller, j’ai toujours vécu ici donc je n’ai pas eu de mal à trouver.<text:s/></text:p>
      <text:p text:style-name="P5">Dans la vie de tous les jours comment faites-vous pour prévoir vos déplacements ?<text:s/></text:p>
      <text:p text:style-name="Normal">J’ai toujours vécu ici donc j’ai mes habitudes, pour prendre le train je me déplace directement à la gare ça m’occupe, je vois du monde et au moins je suis sûre de ne pas me faire arnaquer.<text:s/></text:p>
      <text:p text:style-name="P6">Avez-vous déjà utilisé une carte en ligne comme google maps ?<text:s/></text:p>
      <text:p text:style-name="Normal">Moi non mais avec mon fils, on a déjà regardé ce site pour prévoir nos vacances en Grèce. C’est vrai que c’est vraiment bien pour tout regarder, ça fait rêver, on peut voyager à travers un écran c’est vraiment bien mais compliqué, je ne me sens pas de le faire toute seule.<text:s/></text:p>
      <text:p text:style-name="P7">Comment vous déplacez vous et comment retenez-vous vos trajets ?<text:s/></text:p>
      <text:p text:style-name="Normal">Pour ce qui est du quotidien, j’ai deux jambes qui marchent encore très bien et des fois je prends le métro. Sinon le train ou dans de très rare cas, je me fais conduire par mon fils. Mes trajets, je connais mon quartier comme ma poche donc un simple nom de rue me suffit pour m’y rendre, quand je dois aller plus loin je demande le nom de l’arrêt de métro et l’itinéraire depuis la sortie aux personnes. La plupart du temps, c’est écrit sur les mails ou les lettres que je reçois.<text:s/></text:p>
      <text:p text:style-name="P8">Utilisez-vous des cartes sur papier ?<text:s/></text:p>
      <text:p text:style-name="Normal">Oh oui ça m’arrive mais c’est plus pour les vacances que pour le quotidien.<text:s/></text:p>
      <text:p text:style-name="P9">Pensez-vous que demain vous pourrez utiliser une carte sur votre téléphone ?<text:s/></text:p>
      <text:p text:style-name="Normal">Oui ! En tout cas je l’espère et je vais continuer à suivre ces cours pour ça. Il faut juste que ce ne soit pas trop difficile mais vu que tout le monde l’utilise, je ne suis pas plus bête qu’un autre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homas Corcoral</meta:initial-creator>
    <dc:creator>Thomas Corcoral</dc:creator>
    <meta:creation-date>2022-02-08T21:09:00Z</meta:creation-date>
    <dc:date>2022-02-08T21:09:00Z</dc:date>
    <meta:print-date>2022-02-08T21:06:00Z</meta:print-date>
    <meta:template xlink:href="Normal" xlink:type="simple"/>
    <meta:editing-cycles>2</meta:editing-cycles>
    <meta:editing-duration>PT0S</meta:editing-duration>
    <meta:document-statistic meta:page-count="1" meta:paragraph-count="5" meta:word-count="385" meta:character-count="2501" meta:row-count="17" meta:non-whitespace-character-count="2121"/>
  </office:meta>
</office:document-meta>
</file>